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3.738cm"/>
    </style:style>
    <style:style style:name="co4" style:family="table-column">
      <style:table-column-properties fo:break-before="auto" style:column-width="9.97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Droid Sans"/>
    </style:style>
  </office:automatic-styles>
  <office:body>
    <office:spreadsheet>
      <table:table table:name="userlis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office:value-type="string" calcext:value-type="string">
            <text:p>FIO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COMM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Белоконь Игорь Витальевич</text:p>
          </table:table-cell>
          <table:table-cell table:number-columns-repeated="2"/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Беломестнов Дмитрий Андреевич</text:p>
          </table:table-cell>
          <table:table-cell table:number-columns-repeated="2"/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Бондарева Тратата Никифоровна</text:p>
          </table:table-cell>
          <table:table-cell table:number-columns-repeated="2"/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Винничек Яргохор Слюнтяевич</text:p>
          </table:table-cell>
          <table:table-cell table:number-columns-repeated="2"/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Воротилкин Антуан Маузерович</text:p>
          </table:table-cell>
          <table:table-cell table:number-columns-repeated="2"/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Горенская Апенина Изергилевна</text:p>
          </table:table-cell>
          <table:table-cell table:number-columns-repeated="2"/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Лукьянов Асфиксий Априориевич</text:p>
          </table:table-cell>
          <table:table-cell table:number-columns-repeated="2"/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Свиридов И. Н</text:p>
          </table:table-cell>
          <table:table-cell table:number-columns-repeated="2"/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иняк Глушняк Мастдаевич</text:p>
          </table:table-cell>
          <table:table-cell table:number-columns-repeated="2"/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Яворская А. Г.</text:p>
          </table:table-cell>
          <table:table-cell table:number-columns-repeated="2"/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>
        <table:table-column table:style-name="co6" table:default-cell-style-name="Default"/>
        <table:table-row table:style-name="ro3">
          <table:table-cell/>
        </table:table-row>
      </table:table>
      <table:table table:name="Лист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inux Libertine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.00.0000</text:date>, <text:time style:data-style-name="N2" text:time-value="0000-00-00T00:00:01.17872774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59:29</meta:creation-date>
    <dc:date>2013-10-20T13:46:09.568871739</dc:date>
    <meta:editing-duration>PT1H17M19S</meta:editing-duration>
    <meta:editing-cycles>15</meta:editing-cycles>
    <meta:generator>LibreOffice/4.1.2.3$Linux_X86_64 LibreOffice_project/410$Build-3</meta:generator>
    <dc:creator>Castor Sky</dc:creator>
    <meta:document-statistic meta:table-count="3" meta:cell-count="25" meta:object-count="0"/>
  </office:meta>
</office:document-meta>
</file>